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reat Vibes" svg:font-family="'Great Vibe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8cm" fo:min-width="0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3.459cm" fo:min-width="3.213cm" fo:padding-top="0.177cm" fo:padding-bottom="0.177cm" fo:padding-left="0.302cm" fo:padding-right="0.302cm" draw:shadow="hidden"/>
    </style:style>
    <style:style style:name="P1" style:family="paragraph">
      <style:text-properties fo:color="#242e2e"/>
    </style:style>
    <style:style style:name="P2" style:family="paragraph">
      <loext:graphic-properties draw:fill="none" draw:fill-color="#ffffff"/>
      <style:paragraph-properties style:writing-mode="lr-tb"/>
      <style:text-properties fo:color="#242e2e" style:font-name="Great Vibes" fo:font-size="96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242e2e" style:font-name="Great Vibes" fo:font-size="96pt" fo:font-weight="normal" fo:background-color="transparent" style:font-size-asian="96pt" style:font-weight-asian="normal" style:font-size-complex="96pt" style:font-weight-complex="normal"/>
    </style:style>
    <style:style style:name="P4" style:family="paragraph">
      <loext:graphic-properties draw:fill="none"/>
      <style:paragraph-properties fo:text-align="center"/>
      <style:text-properties fo:color="#242e2e"/>
    </style:style>
    <style:style style:name="T1" style:family="text">
      <style:text-properties style:font-name="Great Vibes" fo:font-size="88pt" style:font-size-asian="88pt" style:font-size-complex="88pt"/>
    </style:style>
    <style:style style:name="T2" style:family="text">
      <style:text-properties style:font-name="Great Vibes" fo:font-size="88pt" fo:font-weight="normal" fo:background-color="transparent" style:font-size-asian="88pt" style:font-weight-asian="normal" style:font-size-complex="8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2.54cm" svg:height="3.888cm" svg:x="1.93cm" svg:y="1.448cm">
              <draw:text-box>
                <text:p text:style-name="P1"><text:span text:style-name="T1">S</text:span></text:p>
              </draw:text-box>
            </draw:frame>
            <draw:frame draw:style-name="gr1" draw:text-style-name="P3" draw:layer="layout" svg:width="2.794cm" svg:height="3.888cm" svg:x="0.355cm" svg:y="0.635cm">
              <draw:text-box>
                <text:p text:style-name="P1"><text:span text:style-name="T2">L</text:span></text:p>
              </draw:text-box>
            </draw:frame>
          </draw:g>
          <draw:line draw:style-name="gr2" draw:text-style-name="P4" draw:layer="layout" svg:x1="6.096cm" svg:y1="3.721cm" svg:x2="6.096cm" svg:y2="3.72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reat Vibes" svg:font-family="'Great Vibe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3:49:41.009211588</meta:creation-date>
    <dc:date>2020-11-12T16:28:58.638361036</dc:date>
    <meta:editing-duration>PT1H2M40S</meta:editing-duration>
    <meta:editing-cycles>14</meta:editing-cycles>
    <meta:generator>LibreOffice/6.4.7.2$Linux_X86_64 LibreOffice_project/40$Build-2</meta:generator>
    <meta:document-statistic meta:object-count="5"/>
  </office:meta>
</office:document-meta>
</file>